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8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0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1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7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7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8" office:value-type="string">
            <text:p>2 dni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9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9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8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8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9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9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9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9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8" office:value-type="string">
            <text:p>kilka dni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29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28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29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29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8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28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9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29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8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8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9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9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9" office:value-type="string">
            <text:p>3 dni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8" office:value-type="string">
            <text:p>3 dni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8" office:value-type="string">
            <text:p>około tygodnia</text:p>
          </table:table-cell>
          <table:table-cell table:style-name="ce24" office:value-type="string">
            <text:p>wybór algorytmów, przygotowanie prezentacji</text:p>
          </table:table-cell>
          <table:table-cell table:style-name="ce32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9"/>
          <table:table-cell table:style-name="ce25" office:value-type="string">
            <text:p>Przegląd literatury, dobór algorytmów wykonanie prezentacji</text:p>
          </table:table-cell>
          <table:table-cell table:style-name="ce35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8" office:value-type="string">
            <text:p>3 dni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9" office:value-type="string">
            <text:p>3 dni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8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8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9" office:value-type="string">
            <text:p>2-3 dni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8" office:value-type="string">
            <text:p>5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9" office:value-type="string">
            <text:p>5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8" office:value-type="string">
            <text:p>jakiś tydzień.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8" office:value-type="string">
            <text:p>3 dni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9" office:value-type="string">
            <text:p>3 dni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7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7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9" office:value-type="string">
            <text:p>2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8" office:value-type="string">
            <text:p>30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9" office:value-type="string">
            <text:p>3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14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0"/>
          <table:table-cell table:style-name="ce20"/>
          <table:table-cell table:style-name="ce28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31" office:value-type="string">
            <text:p><text:s/>ok. 12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29" office:value-type="string">
            <text:p>20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29" office:value-type="string">
            <text:p>2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28" office:value-type="string">
            <text:p>30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29" office:value-type="string">
            <text:p>35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8" office:value-type="string">
            <text:p>5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9" office:value-type="string">
            <text:p>4 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28" office:value-type="string">
            <text:p>5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29" office:value-type="string">
            <text:p>1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4" office:value-type="string">
            <text:p>Przygotowanie bazy sygnałów, zaimplementowanie algorytmu z wykorzystaniem filtracji Hilberta (MATLAB), przygotowanie raportu</text:p>
          </table:table-cell>
          <table:table-cell table:style-name="ce32" office:value-type="string">
            <text:p>25-30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5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3" office:value-type="string">
            <text:p>20-3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6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8" office:value-type="string">
            <text:p>30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9" office:value-type="string">
            <text:p>3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8" office:value-type="string">
            <text:p>30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4" office:value-type="string">
            <text:p>20-3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8" office:value-type="string">
            <text:p>20-30h</text:p>
          </table:table-cell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9" office:value-type="string">
            <text:p>20-30h</text:p>
          </table:table-cell>
          <table:table-cell table:style-name="ce21"/>
          <table:table-cell table:style-name="ce29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8"/>
          <table:table-cell table:style-name="ce20"/>
          <table:table-cell table:style-name="ce28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8.12.2014</text:date>, <text:time>18:31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2-08T18:31:29.01</dc:date>
    <meta:editing-cycles>18</meta:editing-cycles>
    <meta:editing-duration>PT1H26M28S</meta:editing-duration>
    <meta:document-statistic meta:table-count="1" meta:cell-count="327" meta:object-count="0"/>
  </office:meta>
</office:document-meta>
</file>